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5"/>
        <table:table-column table:style-name="co6" table:default-cell-style-name="ce15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6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7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18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19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>
          <table:table-cell/>
          <table:table-cell table:style-name="ce13"/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6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7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/00/0000</text:date>, <text:time style:data-style-name="N2" text:time-value="0000-00-00T23:13:17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8-29T23:13:37.55</dc:date>
    <meta:editing-duration>PT2H43M58S</meta:editing-duration>
    <meta:editing-cycles>50</meta:editing-cycles>
    <meta:generator>LibreOffice/3.6$Windows_x86 LibreOffice_project/932b512-69e3009-7a10e5c-fc86223-a55908</meta:generator>
    <meta:document-statistic meta:table-count="3" meta:cell-count="52" meta:object-count="0"/>
  </office:meta>
</office:document-meta>
</file>